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anks for sending this along ahead of time! I look forward to your presentation. </text:p>
      <text:p text:style-name="Standard"/>
      <text:p text:style-name="Standard">A few comments after reading this, which I imagine you have the answers for but it was clear to me for whatever reason. </text:p>
      <text:p text:style-name="Standard"/>
      <text:p text:style-name="Standard">One of the biggest issues for communities to use software and GIS has to do with the technical and analytical knowledge needed to apply those skills along with their local knowledge being included. I wasn't clear from reading how the development of the software helps with the technical barriers. Will the technology be facilitated by an expert, does it involve training which needs an expert, or is it more about the expert getting community input through the stakeholder process.  </text:p>
      <text:p text:style-name="Standard"/>
      <text:p text:style-name="Standard">I believe that you want the technology to be more usable by communities and thereby want to make software which makes it easier to use or follow these processes. Raster data is also very large, how will low-resource communities process this data. Typically they have poor internet connection, the cloud seems like it might be hard for them. Or perhaps the processing happens there? I think you need to address how your software will specifically address these real technology issues. On a related point, the software feels like it would be expensive, why will it be affordable and usable with the technology barriers that exist in low income communities. How will the software be sustainable? </text:p>
      <text:p text:style-name="Standard"/>
      <text:p text:style-name="Standard">Who in the community will be using the software? I guess the communities seemed a little big to me. Are you saying community leaders? City Governments? NGOs? Non-profits? How will they know about it and be able to use it?</text:p>
      <text:p text:style-name="Standard"/>
      <text:p text:style-name="Standard">Also, I understand you will be developing both a process of analysis and a software, is that correct? Or is the software less important and the process more important. </text:p>
      <text:p text:style-name="Standard"/>
      <text:p text:style-name="Standard">Both your case studies are interesting, however it would be good to have a better sense of how the results of the analysis will be used. It would be great to know more specifically how someone operationalizes the analysis you generated. Will be be used for policy? How will the government receive the info to make that policy. I guess I understand the analysis process but not what happens after the analysis - which is important.  I guess I am just not clear how the results will be used by who and who urgently needs the results. How will the software be embedded in particular institutional processes that currently exist. </text:p>
      <text:p text:style-name="Standard"/>
      <text:p text:style-name="Standard">Currently the draft feels like it does a great job of thinking about how to get community input but I understand less about how the community will use and operationalize the software to create the environmental changes they need.</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7T14:17:06.010303686</meta:creation-date>
    <dc:date>2022-01-07T14:17:27.366986847</dc:date>
    <meta:editing-duration>PT21S</meta:editing-duration>
    <meta:editing-cycles>1</meta:editing-cycles>
    <meta:document-statistic meta:table-count="0" meta:image-count="0" meta:object-count="0" meta:page-count="1" meta:paragraph-count="8" meta:word-count="449" meta:character-count="2622" meta:non-whitespace-character-count="2173"/>
    <meta:generator>LibreOffice/7.1.7.2$Linux_X86_64 LibreOffice_project/10$Build-2</meta:generator>
  </office:meta>
</office:document-meta>
</file>